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0d97"/>
    </style:style>
    <style:style style:name="P2" style:family="paragraph" style:parent-style-name="Standard">
      <style:text-properties style:font-name="Liberation Mono" fo:font-size="26pt" officeooo:paragraph-rsid="000f0d97" style:font-size-asian="26pt" style:font-size-complex="26pt"/>
    </style:style>
    <style:style style:name="P3" style:family="paragraph" style:parent-style-name="Standard">
      <style:text-properties style:font-name="Liberation Mono" fo:font-size="26pt" officeooo:paragraph-rsid="0010fd70" style:font-size-asian="26pt" style:font-size-complex="26pt"/>
    </style:style>
    <style:style style:name="P4" style:family="paragraph" style:parent-style-name="Standard">
      <style:text-properties officeooo:paragraph-rsid="0010fd70"/>
    </style:style>
    <style:style style:name="T1" style:family="text">
      <style:text-properties officeooo:rsid="000f0d97"/>
    </style:style>
    <style:style style:name="T2" style:family="text">
      <style:text-properties fo:font-size="26pt" officeooo:rsid="000f0d97" style:font-size-asian="26pt" style:font-size-complex="26pt"/>
    </style:style>
    <style:style style:name="T3" style:family="text">
      <style:text-properties style:font-name="Liberation Mono" fo:font-size="26pt" officeooo:rsid="000f0d97" style:font-size-asian="26pt" style:font-size-complex="26pt"/>
    </style:style>
    <style:style style:name="T4" style:family="text">
      <style:text-properties style:font-name="Liberation Mono" fo:font-size="26pt" officeooo:rsid="0010fd70" style:font-size-asian="26pt" style:font-size-complex="26pt"/>
    </style:style>
    <style:style style:name="T5" style:family="text">
      <style:text-properties officeooo:rsid="0010fd70"/>
    </style:style>
    <style:style style:name="T6" style:family="text">
      <style:text-properties fo:font-weight="bold" officeooo:rsid="000f0d9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Vim download &amp; install:</text:span></text:p>
      <text:p text:style-name="P1"><text:a xlink:type="simple" xlink:href="http://www.vim.org/download.php"><text:span text:style-name="T3">http://www.vim.org/download.php</text:span></text:a><text:span text:style-name="T3"> en</text:span></text:p>
      <text:p text:style-name="P2"><text:span text:style-name="T1"/></text:p>
      <text:p text:style-name="P2"><text:span text:style-name="T1">debian/ubuntu: “sudo aptitude install gvim”</text:span></text:p>
      <text:p text:style-name="P2"><text:span text:style-name="T1"/></text:p>
      <text:p text:style-name="P2"><text:span text:style-name="T1">mac: “port install mvim” of <text:s/>“brew install mvim”</text:span></text:p>
      <text:p text:style-name="P2"><text:span text:style-name="T1"/></text:p>
      <text:p text:style-name="P3"><text:span text:style-name="T5">Vim workshop toolies:</text:span></text:p>
      <text:p text:style-name="P2"><text:span text:style-name="T1">op usb stick laptops:</text:span></text:p>
      <text:p text:style-name="P2"><text:span text:style-name="T1">terminal openen: </text:span><text:span text:style-name="T6">cd vim-workshop &amp;&amp; git pull</text:span></text:p>
      <text:p text:style-name="P4"><text:span text:style-name="T4">open eigen laptop:</text:span></text:p>
      <text:p text:style-name="P4"><text:span text:style-name="T3">git clone </text:span><text:a xlink:type="simple" xlink:href="https://github.com/nedap/vim-workshop.git"><text:span text:style-name="T3">https://github.com/nedap/vim-workshop.git</text:span></text:a></text:p>
      <text:p text:style-name="P2"><text:span text:style-name="T1"/></text:p>
      <text:p text:style-name="P2"><text:span text:style-name="T1">voor iederen: cd vim-workshop;./startvi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06T22:09:02</meta:creation-date>
    <dc:title>standaard</dc:title>
    <meta:editing-duration>PT00H06M25S</meta:editing-duration>
    <meta:editing-cycles>2</meta:editing-cycles>
    <meta:generator>OpenOffice.org/3.2$Unix OpenOffice.org_project/320m19$Build-9505</meta:generator>
    <meta:initial-creator>Alexander Swen</meta:initial-creator>
    <meta:document-statistic meta:table-count="0" meta:image-count="0" meta:object-count="0" meta:page-count="1" meta:paragraph-count="10" meta:word-count="46" meta:character-count="343"/>
    <dc:date>2012-09-06T22:30:38</dc:date>
    <dc:creator>Alexander Swen</dc:creator>
    <meta:template xlink:type="simple" xlink:actuate="onRequest" xlink:title="standaard" xlink:href="../../../../../home/alex/.openoffice.org/3/user/template/standaard.ott" meta:date="2012-09-06T22:09:02"/>
  </office:meta>
</office:document-meta>
</file>